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Ионизационная камера</text:p>
          </table:table-cell>
          <table:table-cell office:value-type="float" office:value="720" calcext:value-type="float">
            <text:p>720</text:p>
          </table:table-cell>
          <table:table-cell office:value-type="float" office:value="9" calcext:value-type="float">
            <text:p>9</text:p>
          </table:table-cell>
          <table:table-cell office:value-type="float" office:value="370" calcext:value-type="float">
            <text:p>370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office:value-type="float" office:value="25" calcext:value-type="float">
            <text:p>25</text:p>
          </table:table-cell>
          <table:table-cell office:value-type="float" office:value="350" calcext:value-type="float">
            <text:p>350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70" calcext:value-type="float">
            <text:p>70</text:p>
          </table:table-cell>
          <table:table-cell office:value-type="float" office:value="330" calcext:value-type="float">
            <text:p>330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102" calcext:value-type="float">
            <text:p>102</text:p>
          </table:table-cell>
          <table:table-cell office:value-type="float" office:value="310" calcext:value-type="float">
            <text:p>310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132" calcext:value-type="float">
            <text:p>132</text:p>
          </table:table-cell>
          <table:table-cell office:value-type="float" office:value="290" calcext:value-type="float">
            <text:p>29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165" calcext:value-type="float">
            <text:p>165</text:p>
          </table:table-cell>
          <table:table-cell office:value-type="float" office:value="260" calcext:value-type="float">
            <text:p>260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202" calcext:value-type="float">
            <text:p>202</text:p>
          </table:table-cell>
          <table:table-cell office:value-type="float" office:value="230" calcext:value-type="float">
            <text:p>23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249" calcext:value-type="float">
            <text:p>249</text:p>
          </table:table-cell>
          <table:table-cell office:value-type="float" office:value="200" calcext:value-type="float">
            <text:p>20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300" calcext:value-type="float">
            <text:p>300</text:p>
          </table:table-cell>
          <table:table-cell office:value-type="float" office:value="180" calcext:value-type="float">
            <text:p>18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346" calcext:value-type="float">
            <text:p>346</text:p>
          </table:table-cell>
          <table:table-cell office:value-type="float" office:value="160" calcext:value-type="float">
            <text:p>160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404" calcext:value-type="float">
            <text:p>404</text:p>
          </table:table-cell>
          <table:table-cell office:value-type="float" office:value="140" calcext:value-type="float">
            <text:p>140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429" calcext:value-type="float">
            <text:p>429</text:p>
          </table:table-cell>
          <table:table-cell office:value-type="float" office:value="120" calcext:value-type="float">
            <text:p>120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456" calcext:value-type="float">
            <text:p>456</text:p>
          </table:table-cell>
          <table:table-cell office:value-type="float" office:value="100" calcext:value-type="float">
            <text:p>10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494" calcext:value-type="float">
            <text:p>494</text:p>
          </table:table-cell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534" calcext:value-type="float">
            <text:p>534</text:p>
          </table:table-cell>
          <table:table-cell office:value-type="float" office:value="50" calcext:value-type="float">
            <text:p>50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576" calcext:value-type="float">
            <text:p>576</text:p>
          </table:table-cell>
          <table:table-cell office:value-type="float" office:value="30" calcext:value-type="float">
            <text:p>30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652" calcext:value-type="float">
            <text:p>6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695" calcext:value-type="float">
            <text:p>6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735" calcext:value-type="float">
            <text:p>7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780" calcext:value-type="float">
            <text:p>7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845" calcext:value-type="float">
            <text:p>8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930" calcext:value-type="float">
            <text:p>9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940" calcext:value-type="float">
            <text:p>9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940" calcext:value-type="float">
            <text:p>9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935" calcext:value-type="float">
            <text:p>9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935" calcext:value-type="float">
            <text:p>9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30" calcext:value-type="float">
            <text:p>9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925" calcext:value-type="float">
            <text:p>9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915" calcext:value-type="float">
            <text:p>9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910" calcext:value-type="float">
            <text:p>9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Сцинтилляционный счетчик</text:p>
          </table:table-cell>
          <table:table-cell office:value-type="float" office:value="720" calcext:value-type="float">
            <text:p>720</text:p>
          </table:table-cell>
          <table:table-cell office:value-type="float" office:value="3602" calcext:value-type="float">
            <text:p>36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3439" calcext:value-type="float">
            <text:p>34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3073" calcext:value-type="float">
            <text:p>30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3276" calcext:value-type="float">
            <text:p>32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2893" calcext:value-type="float">
            <text:p>28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2743" calcext:value-type="float">
            <text:p>27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2534" calcext:value-type="float">
            <text:p>25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2344" calcext:value-type="float">
            <text:p>23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2181" calcext:value-type="float">
            <text:p>21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2034" calcext:value-type="float">
            <text:p>20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1761" calcext:value-type="float">
            <text:p>17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1656" calcext:value-type="float">
            <text:p>16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1370" calcext:value-type="float">
            <text:p>13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1124" calcext:value-type="float">
            <text:p>11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920" calcext:value-type="float">
            <text:p>9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737" calcext:value-type="float">
            <text:p>7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541" calcext:value-type="float">
            <text:p>5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 style:data-style-name="N2" text:time-value="18:00:37.4238592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0T15:33:51.492155500</meta:creation-date>
    <meta:generator>LibreOffice/6.4.7.2$Linux_X86_64 LibreOffice_project/40$Build-2</meta:generator>
    <dc:date>2022-09-20T22:29:17.094500676</dc:date>
    <meta:editing-duration>PT6H32M54S</meta:editing-duration>
    <meta:editing-cycles>2</meta:editing-cycles>
    <meta:document-statistic meta:table-count="1" meta:cell-count="152" meta:object-count="0"/>
  </office:meta>
</office:document-meta>
</file>